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" style:family="text">
      <style:text-properties fo:font-variant="normal" fo:text-transform="none" fo:color="#6f42c1" style:font-name="SFMono-Regular" fo:font-size="9pt" fo:letter-spacing="normal" fo:font-style="normal" fo:font-weight="normal" style:font-name-asian="Times New Roman1" style:font-name-complex="Times New Roman1"/>
    </style:style>
    <style:style style:name="T4" style:family="text">
      <style:text-properties fo:font-variant="normal" fo:text-transform="none" fo:color="#24292e" style:font-name="SFMono-Regular" fo:font-size="9pt" fo:letter-spacing="normal" fo:font-style="normal" fo:font-weight="normal" style:font-name-asian="Times New Roman1" style:font-name-complex="Times New Roman1"/>
    </style:style>
    <style:style style:name="T5" style:family="text">
      <style:text-properties fo:font-variant="normal" fo:text-transform="none" fo:color="#d73a49" style:font-name="SFMono-Regular" fo:font-size="9pt" fo:letter-spacing="normal" fo:font-style="normal" fo:font-weight="normal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MIKI Clément</text:p>
      <text:p text:style-name="P2">LEBLON Alexandre</text:p>
      <text:p text:style-name="P1">GO MOKU</text:p>
      <text:p text:style-name="P2"/>
      <text:p text:style-name="P2"/>
      <text:p text:style-name="P2">Liste des fichiers qui composent le projet:</text:p>
      <text:p text:style-name="P2"/>
      <text:p text:style-name="P2">-makefile</text:p>
      <text:p text:style-name="P2"/>
      <text:p text:style-name="P2">-alignement.h</text:p>
      <text:p text:style-name="P2">-arbre.h</text:p>
      <text:p text:style-name="P2">-constantes.h</text:p>
      <text:p text:style-name="P2">-joueur.h</text:p>
      <text:p text:style-name="P2">-liste_alignements.h</text:p>
      <text:p text:style-name="P2">-tableau.h</text:p>
      <text:p text:style-name="P2"/>
      <text:p text:style-name="P2">-arbre.c</text:p>
      <text:p text:style-name="P2">-alignement.c</text:p>
      <text:p text:style-name="P2">-joueur.c</text:p>
      <text:p text:style-name="P2">-liste_alignements.c</text:p>
      <text:p text:style-name="P2">-main.c</text:p>
      <text:p text:style-name="P2">-tableau.c</text:p>
      <text:p text:style-name="P2"/>
      <text:p text:style-name="P2">Explication de l'utilité de chaque fichier:</text:p>
      <text:p text:style-name="P2"/>
      <text:p text:style-name="P2"><text:span text:style-name="T1">●makefile</text:span></text:p>
      <text:p text:style-name="P2"><text:span text:style-name="T1"/></text:p>
      <text:p text:style-name="P2"><text:span text:style-name="T1"><text:s text:c="2"/>Ce fichier nous permet de compiler l'ensemble des fichiers en tapant simplement «make» dans le <text:s text:c="123"/></text:span></text:p>
      <text:p text:style-name="P2"><text:span text:style-name="T1"><text:s text:c="2"/>terminal.</text:span></text:p>
      <text:p text:style-name="P2"><text:span text:style-name="T1"/></text:p>
      <text:p text:style-name="P2"><text:span text:style-name="T1"><text:s text:c="2"/>Son code est: </text:span></text:p>
      <text:p text:style-name="P3"><text:span text:style-name="T2"><text:s text:c="2"/></text:span><text:span text:style-name="T3">a.out</text:span><text:span text:style-name="T4">: alignement.c arbre.c joueur.c liste_alignements.c main.c tableau.c</text:span><text:span text:style-name="T1"> </text:span></text:p>
      <text:p text:style-name="P3"><text:span text:style-name="T2"><text:s text:c="2"/><text:tab/></text:span><text:span text:style-name="T4">gcc </text:span><text:span text:style-name="T5">*</text:span><text:span text:style-name="T4">.c</text:span><text:span text:style-name="T1"> </text:span></text:p>
      <text:p text:style-name="P3"><text:span text:style-name="T2"/></text:p>
      <text:p text:style-name="P3"><text:span text:style-name="T2"><text:s text:c="2"/>La première ligne indique les fichiers à compiler tandis que la deuxième indique la commande</text:span></text:p>
      <text:p text:style-name="P3"><text:span text:style-name="T2"><text:s text:c="2"/>utilisée pour la compilation («*.c» signifie tous les fichiers dont le nom se termine par «.c»).</text:span></text:p>
      <text:p text:style-name="P3"><text:span text:style-name="T2"/></text:p>
      <text:p text:style-name="P3"><text:span text:style-name="T2"/></text:p>
      <text:p text:style-name="P2"><text:span text:style-name="T1">●alignement.h</text:span></text:p>
      <text:p text:style-name="P2"><text:span text:style-name="T1"/></text:p>
      <text:p text:style-name="P2"><text:span text:style-name="T1"><text:s text:c="2"/></text:span></text:p>
      <text:p text:style-name="P2"><text:span text:style-name="T1">●</text:span></text:p>
      <text:p text:style-name="P2"><text:span text:style-name="T1">●</text:span></text:p>
      <text:p text:style-name="P2"><text:span text:style-name="T1">●</text:span></text:p>
      <text:p text:style-name="P2"><text:span text:style-name="T1">●</text:span></text:p>
      <text:p text:style-name="P2"><text:span text:style-name="T1">●</text:span></text:p>
      <text:p text:style-name="P2"><text:span text:style-name="T1">●</text:span></text:p>
      <text:p text:style-name="P2"><text:span text:style-name="T1">●</text:span></text:p>
      <text:p text:style-name="P2"><text:span text:style-name="T1">●</text:span></text:p>
      <text:p text:style-name="P2"><text:span text:style-name="T1">●</text:span></text:p>
      <text:p text:style-name="P2"><text:span text:style-name="T1">●</text:span></text:p>
      <text:p text:style-name="P2"><text:soft-page-break/><text:span text:style-name="T1">●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Leblon</meta:initial-creator>
    <meta:creation-date>2019-02-20T09:45:23.34</meta:creation-date>
    <dc:date>2019-02-20T11:02:47.13</dc:date>
    <dc:creator>Alexandre Leblon</dc:creator>
    <meta:editing-duration>PT17M1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39" meta:word-count="106" meta:character-count="834"/>
  </office:meta>
</office:document-meta>
</file>